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7.5236in" fo:margin-left="-0.1146in" table:align="left" style:writing-mode="lr-tb"/>
    </style:style>
    <style:style style:name="Tabela1.A" style:family="table-column">
      <style:table-column-properties style:column-width="2.4438in"/>
    </style:style>
    <style:style style:name="Tabela1.B" style:family="table-column">
      <style:table-column-properties style:column-width="0.8in"/>
    </style:style>
    <style:style style:name="Tabela1.C" style:family="table-column">
      <style:table-column-properties style:column-width="2.6in"/>
    </style:style>
    <style:style style:name="Tabela1.D" style:family="table-column">
      <style:table-column-properties style:column-width="1.6799in"/>
    </style:style>
    <style:style style:name="Tabela1.1" style:family="table-row">
      <style:table-row-properties style:min-row-height="0.25in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style:snap-to-layout-grid="false"/>
      <style:text-properties fo:language="pt" fo:country="BR" officeooo:rsid="001008c6" officeooo:paragraph-rsid="001008c6"/>
    </style:style>
    <style:style style:name="P3" style:family="paragraph" style:parent-style-name="Standard">
      <style:paragraph-properties fo:text-align="end" style:justify-single-word="false" style:snap-to-layout-grid="false"/>
      <style:text-properties fo:language="pt" fo:country="BR"/>
    </style:style>
    <style:style style:name="P4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t" fo:country="BR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style:line-height-at-least="0.139in" fo:text-align="end" style:justify-single-word="false"/>
      <style:text-properties style:font-name="Arial" fo:font-size="18pt" fo:language="pt" fo:country="BR" style:font-size-asian="18pt" style:font-name-complex="Arial" style:font-size-complex="18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12pt" fo:language="pt" fo:country="BR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227b0e" style:font-size-asian="12pt" style:font-size-complex="12pt"/>
    </style:style>
    <style:style style:name="P13" style:family="paragraph" style:parent-style-name="Standard">
      <style:paragraph-properties style:line-height-at-least="0.139in" fo:text-align="end" style:justify-single-word="false"/>
      <style:text-properties fo:font-size="18pt" fo:language="pt" fo:country="BR" officeooo:rsid="0011d111" officeooo:paragraph-rsid="0011d111" style:font-size-asian="15.75pt" style:font-size-complex="18pt"/>
    </style:style>
    <style:style style:name="P14" style:family="paragraph" style:parent-style-name="Standard">
      <style:paragraph-properties fo:margin-left="0in" fo:margin-right="0.0472in" fo:margin-top="0.028in" fo:margin-bottom="0in" style:contextual-spacing="false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language="pt" fo:country="BR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pt" fo:country="BR"/>
    </style:style>
    <style:style style:name="P1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paragraph-rsid="001497e0" style:font-size-asian="12pt" style:font-size-complex="12pt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rsid="001544fc" officeooo:paragraph-rsid="001497e0" style:font-size-asian="12pt" style:font-size-complex="12pt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rsid="001544fc" officeooo:paragraph-rsid="001544fc" style:font-size-asian="12pt" style:font-size-complex="12pt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rsid="001d6af1" officeooo:paragraph-rsid="001544fc" style:font-size-asian="12pt" style:font-size-complex="12pt"/>
    </style:style>
    <style:style style:name="P2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pt" fo:country="BR"/>
    </style:style>
    <style:style style:name="P23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language="pt" fo:country="BR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fo:language="pt" fo:country="BR" officeooo:paragraph-rsid="001735a6" style:font-size-asian="12pt" style:font-size-complex="12pt"/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fo:language="pt" fo:country="BR" officeooo:rsid="001735a6" style:font-size-asian="12pt" style:font-size-complex="12pt"/>
    </style:style>
    <style:style style:name="P2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fo:language="pt" fo:country="BR" officeooo:rsid="0017960a" officeooo:paragraph-rsid="0017960a" style:font-size-asian="12pt" style:font-size-complex="12pt"/>
    </style:style>
    <style:style style:name="P29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paragraph-rsid="001b0f0a" style:font-size-asian="12pt" style:font-size-complex="12pt"/>
    </style:style>
    <style:style style:name="P30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rsid="001ac65d" officeooo:paragraph-rsid="001ac65d" style:font-size-asian="12pt" style:font-size-complex="12pt"/>
    </style:style>
    <style:style style:name="P31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rsid="001b0f0a" officeooo:paragraph-rsid="001b0f0a" style:font-size-asian="12pt" style:font-size-complex="12pt"/>
    </style:style>
    <style:style style:name="P32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rsid="00208d1d" officeooo:paragraph-rsid="00208d1d" style:font-size-asian="12pt" style:font-size-complex="12pt"/>
    </style:style>
    <style:style style:name="P33" style:family="paragraph" style:parent-style-name="Standard">
      <style:paragraph-properties fo:margin-left="0.25in" fo:margin-right="0in" fo:text-indent="-0.25in" style:auto-text-indent="false"/>
    </style:style>
    <style:style style:name="P34" style:family="paragraph" style:parent-style-name="Standard">
      <style:paragraph-properties fo:margin-left="0.25in" fo:margin-right="0in" fo:text-indent="-0.25in" style:auto-text-indent="false"/>
      <style:text-properties fo:language="pt" fo:country="BR" officeooo:rsid="0018db08" officeooo:paragraph-rsid="0019fc44"/>
    </style:style>
    <style:style style:name="P35" style:family="paragraph" style:parent-style-name="Standard">
      <style:paragraph-properties fo:margin-left="0.2291in" fo:margin-right="0in" fo:text-align="justify" style:justify-single-word="false" fo:text-indent="-0.0102in" style:auto-text-indent="false"/>
      <style:text-properties fo:font-size="12pt" fo:language="pt" fo:country="BR" officeooo:paragraph-rsid="001735a6" style:font-size-asian="12pt" style:font-size-complex="12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ize="12pt" fo:language="pt" fo:country="BR" style:font-size-asian="12pt" style:font-size-complex="12pt"/>
    </style:style>
    <style:style style:name="P37" style:family="paragraph" style:parent-style-name="WW-Título">
      <style:paragraph-properties style:line-height-at-least="0.139in" fo:text-align="end" style:justify-single-word="false"/>
      <style:text-properties fo:language="pt" fo:country="BR"/>
    </style:style>
    <style:style style:name="P38" style:family="paragraph" style:parent-style-name="WW-Título">
      <style:paragraph-properties fo:text-align="center" style:justify-single-word="false"/>
      <style:text-properties fo:language="pt" fo:country="BR"/>
    </style:style>
    <style:style style:name="P39" style:family="paragraph" style:parent-style-name="WW-Título">
      <style:paragraph-properties fo:break-before="page"/>
      <style:text-properties fo:language="pt" fo:country="BR"/>
    </style:style>
    <style:style style:name="P40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  <style:text-properties fo:language="pt" fo:country="BR"/>
    </style:style>
    <style:style style:name="P42" style:family="paragraph" style:parent-style-name="Contents_20_1">
      <style:text-properties fo:language="pt" fo:country="BR"/>
    </style:style>
    <style:style style:name="P43" style:family="paragraph" style:parent-style-name="Tabletext">
      <style:paragraph-properties fo:margin-top="0in" fo:margin-bottom="0.0835in" style:contextual-spacing="false" fo:text-align="center" style:justify-single-word="false" style:snap-to-layout-grid="false"/>
      <style:text-properties fo:language="pt" fo:country="BR"/>
    </style:style>
    <style:style style:name="P44" style:family="paragraph" style:parent-style-name="Tabletext">
      <style:paragraph-properties fo:margin-top="0in" fo:margin-bottom="0.0835in" style:contextual-spacing="false" fo:text-align="center" style:justify-single-word="false" style:snap-to-layout-grid="false"/>
      <style:text-properties fo:language="pt" fo:country="BR" fo:font-weight="bold" style:font-weight-asian="bold" style:font-weight-complex="bold"/>
    </style:style>
    <style:style style:name="P45" style:family="paragraph" style:parent-style-name="Tabletext">
      <style:paragraph-properties fo:margin-top="0in" fo:margin-bottom="0.0835in" style:contextual-spacing="false" fo:text-align="center" style:justify-single-word="false" style:snap-to-layout-grid="false"/>
      <style:text-properties fo:language="pt" fo:country="BR" officeooo:rsid="001008c6" officeooo:paragraph-rsid="001008c6"/>
    </style:style>
    <style:style style:name="P46" style:family="paragraph" style:parent-style-name="InfoBlue">
      <style:text-properties fo:language="pt" fo:country="BR"/>
    </style:style>
    <style:style style:name="P47" style:family="paragraph" style:parent-style-name="InfoBlue">
      <style:paragraph-properties fo:margin-left="0.4898in" fo:margin-right="0in" fo:text-indent="0in" style:auto-text-indent="false"/>
      <style:text-properties fo:language="pt" fo:country="BR"/>
    </style:style>
    <style:style style:name="P48" style:family="paragraph" style:parent-style-name="Standard">
      <style:text-properties fo:language="pt" fo:country="BR" officeooo:rsid="0024b551"/>
    </style:style>
    <style:style style:name="P49" style:family="paragraph" style:parent-style-name="Standard">
      <style:text-properties fo:language="pt" fo:country="BR" officeooo:paragraph-rsid="0025a0f2"/>
    </style:style>
    <style:style style:name="P50" style:family="paragraph" style:parent-style-name="Standard" style:list-style-name="WW8Num5">
      <style:paragraph-properties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51" style:family="paragraph" style:parent-style-name="Standard" style:list-style-name="WW8Num6">
      <style:text-properties fo:font-size="12pt" fo:language="pt" fo:country="BR" officeooo:rsid="0017960a" officeooo:paragraph-rsid="0017960a" style:font-size-asian="12pt" style:font-size-complex="12pt"/>
    </style:style>
    <style:style style:name="P52" style:family="paragraph" style:parent-style-name="Standard" style:list-style-name="WW8Num6">
      <style:text-properties fo:font-size="12pt" fo:language="pt" fo:country="BR" style:font-size-asian="12pt" style:font-size-complex="12pt"/>
    </style:style>
    <style:style style:name="P53" style:family="paragraph" style:parent-style-name="Standard" style:list-style-name="WW8Num6">
      <style:text-properties fo:font-size="12pt" fo:language="pt" fo:country="BR" officeooo:rsid="0017e528" officeooo:paragraph-rsid="0017e528" style:font-size-asian="12pt" style:font-size-complex="12pt"/>
    </style:style>
    <style:style style:name="P54" style:family="paragraph" style:parent-style-name="Standard">
      <style:text-properties fo:font-size="12pt" fo:language="pt" fo:country="BR" officeooo:rsid="00227b0e" style:font-size-asian="12pt" style:font-size-complex="12pt"/>
    </style:style>
    <style:style style:name="P55" style:family="paragraph" style:parent-style-name="Standard">
      <style:text-properties fo:font-size="12pt" fo:language="pt" fo:country="BR" fo:font-weight="normal" officeooo:rsid="0024b55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language="pt" fo:country="BR" fo:font-weight="normal" officeooo:rsid="00252bcf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fo:font-weight="normal" officeooo:rsid="00252bcf" officeooo:paragraph-rsid="00252bcf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language="pt" fo:country="BR" fo:font-weight="bold" officeooo:rsid="0024b551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officeooo:rsid="00227b0e" officeooo:paragraph-rsid="00227b0e" style:font-size-asian="12pt" style:font-size-complex="12pt"/>
    </style:style>
    <style:style style:name="P60" style:family="paragraph" style:parent-style-name="Standard">
      <style:text-properties fo:font-size="12pt" officeooo:rsid="0025a0f2" officeooo:paragraph-rsid="0025a0f2" style:font-size-asian="10.5pt" style:font-size-complex="12pt"/>
    </style:style>
    <style:style style:name="P61" style:family="paragraph" style:parent-style-name="Standard">
      <style:text-properties fo:font-size="12pt" officeooo:paragraph-rsid="0025a0f2" style:font-size-asian="10.5pt" style:font-size-complex="12pt"/>
    </style:style>
    <style:style style:name="P62" style:family="paragraph" style:parent-style-name="Standard">
      <style:text-properties fo:font-size="12pt" officeooo:paragraph-rsid="00267b2c" style:font-size-asian="10.5pt" style:font-size-complex="12pt"/>
    </style:style>
    <style:style style:name="P6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rsid="0025a0f2" officeooo:paragraph-rsid="0025a0f2" style:font-size-asian="12pt" style:font-size-complex="12pt"/>
    </style:style>
    <style:style style:name="P6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rsid="0025a0f2" officeooo:paragraph-rsid="0029334b" style:font-size-asian="12pt" style:font-size-complex="12pt"/>
    </style:style>
    <style:style style:name="P6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language="pt" fo:country="BR" officeooo:rsid="0025a0f2" officeooo:paragraph-rsid="002cd7df" style:font-size-asian="12pt" style:font-size-complex="12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size="12pt" fo:language="pt" fo:country="BR" officeooo:rsid="0023c43b" style:font-size-asian="12pt" style:font-size-complex="12pt"/>
    </style:style>
    <style:style style:name="P67" style:family="paragraph" style:parent-style-name="Standard">
      <style:paragraph-properties fo:margin-left="0.25in" fo:margin-right="0in" fo:text-indent="-0.25in" style:auto-text-indent="false"/>
      <style:text-properties fo:font-size="12pt" fo:language="pt" fo:country="BR" officeooo:paragraph-rsid="002e1ca8" style:font-size-asian="10.5pt" style:font-size-complex="12pt"/>
    </style:style>
    <style:style style:name="P68" style:family="paragraph" style:parent-style-name="Standard">
      <style:paragraph-properties fo:margin-left="0.25in" fo:margin-right="0in" fo:text-indent="-0.25in" style:auto-text-indent="false"/>
      <style:text-properties fo:language="pt" fo:country="BR" officeooo:rsid="0018db08" officeooo:paragraph-rsid="0019fc44"/>
    </style:style>
    <style:style style:name="P69" style:family="paragraph" style:parent-style-name="Standard">
      <style:paragraph-properties fo:margin-left="0.25in" fo:margin-right="0in" fo:text-indent="-0.25in" style:auto-text-indent="false"/>
      <style:text-properties style:font-name="Arial1" fo:font-size="10pt" fo:language="pt" fo:country="BR" officeooo:paragraph-rsid="002e1ca8" style:font-size-asian="10pt" style:font-size-complex="10pt"/>
    </style:style>
    <style:style style:name="P70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rsid="00208d1d" officeooo:paragraph-rsid="00208d1d" style:font-size-asian="12pt" style:font-size-complex="12pt"/>
    </style:style>
    <style:style style:name="P71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rsid="00208d1d" officeooo:paragraph-rsid="0030c4e7" style:font-size-asian="12pt" style:font-size-complex="12pt"/>
    </style:style>
    <style:style style:name="P72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/>
      <style:text-properties fo:font-size="12pt" fo:language="pt" fo:country="BR" officeooo:paragraph-rsid="001b0f0a" style:font-size-asian="12pt" style:font-size-complex="12pt"/>
    </style:style>
    <style:style style:name="P73" style:family="paragraph" style:parent-style-name="Heading_20_1">
      <style:paragraph-properties fo:margin-left="0.25in" fo:margin-right="0in" fo:text-indent="-0.25in" style:auto-text-indent="false"/>
      <style:text-properties fo:language="pt" fo:country="BR"/>
    </style:style>
    <style:style style:name="P74" style:family="paragraph" style:parent-style-name="Heading_20_1">
      <style:paragraph-properties fo:margin-left="0.25in" fo:margin-right="0in" fo:text-indent="-0.25in" style:auto-text-indent="false"/>
      <style:text-properties fo:language="pt" fo:country="BR" officeooo:rsid="0018db08" officeooo:paragraph-rsid="0018db08"/>
    </style:style>
    <style:style style:name="P75" style:family="paragraph" style:parent-style-name="Heading_20_1">
      <style:paragraph-properties fo:margin-left="0.25in" fo:margin-right="0in" fo:text-indent="-0.25in" style:auto-text-indent="false"/>
      <style:text-properties fo:language="pt" fo:country="BR" officeooo:paragraph-rsid="002dc1f2"/>
    </style:style>
    <style:style style:name="P76" style:family="paragraph" style:parent-style-name="Heading_20_1">
      <style:paragraph-properties fo:margin-left="0.25in" fo:margin-right="0in" fo:text-indent="-0.25in" style:auto-text-indent="false"/>
      <style:text-properties fo:language="pt" fo:country="BR" officeooo:paragraph-rsid="002e1ca8"/>
    </style:style>
    <style:style style:name="P77" style:family="paragraph" style:parent-style-name="Heading_20_1">
      <style:paragraph-properties fo:margin-left="0.25in" fo:margin-right="0in" fo:text-indent="-0.25in" style:auto-text-indent="false"/>
      <style:text-properties officeooo:paragraph-rsid="002e1ca8"/>
    </style:style>
    <style:style style:name="P78" style:family="paragraph" style:parent-style-name="Heading_20_2">
      <style:text-properties fo:language="pt" fo:country="BR"/>
    </style:style>
    <style:style style:name="P79" style:family="paragraph" style:parent-style-name="Heading_20_2">
      <style:paragraph-properties fo:margin-left="0.25in" fo:margin-right="0in" fo:text-indent="-0.25in" style:auto-text-indent="false"/>
      <style:text-properties officeooo:paragraph-rsid="002e1ca8"/>
    </style:style>
    <style:style style:name="P80" style:family="paragraph" style:parent-style-name="Heading_20_2">
      <style:paragraph-properties fo:margin-left="0.25in" fo:margin-right="0in" fo:text-indent="-0.25in" style:auto-text-indent="false"/>
      <style:text-properties fo:font-size="12pt" fo:language="pt" fo:country="BR" officeooo:paragraph-rsid="002e1ca8" style:font-size-asian="10.5pt" style:font-size-complex="12pt"/>
    </style:style>
    <style:style style:name="P81" style:family="paragraph" style:parent-style-name="WW-Título" style:master-page-name="Standard">
      <style:paragraph-properties style:line-height-at-least="0.139in" fo:text-align="end" style:justify-single-word="false" style:page-number="auto"/>
      <style:text-properties fo:language="pt" fo:country="BR" officeooo:rsid="0011d111" officeooo:paragraph-rsid="0011d111"/>
    </style:style>
    <style:style style:name="P82" style:family="paragraph" style:parent-style-name="WW-Título" style:master-page-name="Converter_20_2">
      <style:paragraph-properties style:page-number="auto" fo:break-before="page">
        <style:tab-stops>
          <style:tab-stop style:position="0.3in"/>
          <style:tab-stop style:position="6.5in" style:type="right"/>
        </style:tab-stops>
      </style:paragraph-properties>
      <style:text-properties fo:language="pt" fo:country="BR" officeooo:paragraph-rsid="002dc1f2"/>
    </style:style>
    <style:style style:name="P83" style:family="paragraph" style:parent-style-name="Contents_20_1">
      <style:text-properties officeooo:paragraph-rsid="002dc1f2"/>
    </style:style>
    <style:style style:name="P84" style:family="paragraph" style:parent-style-name="InfoBlue">
      <style:text-properties fo:language="pt" fo:country="BR" officeooo:rsid="0018a56a" officeooo:paragraph-rsid="00312cd2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008c6"/>
    </style:style>
    <style:style style:name="T3" style:family="text">
      <style:text-properties fo:language="pt" fo:country="BR" officeooo:rsid="0024b551"/>
    </style:style>
    <style:style style:name="T4" style:family="text">
      <style:text-properties fo:language="pt" fo:country="BR" fo:font-weight="bold" officeooo:rsid="0024b551" style:font-weight-asian="bold" style:font-weight-complex="bold"/>
    </style:style>
    <style:style style:name="T5" style:family="text">
      <style:text-properties fo:language="pt" fo:country="BR" fo:font-weight="normal" officeooo:rsid="0024b551" style:font-weight-asian="normal" style:font-weight-complex="normal"/>
    </style:style>
    <style:style style:name="T6" style:family="text">
      <style:text-properties fo:language="pt" fo:country="BR" fo:font-weight="normal" officeooo:rsid="00252bcf" style:font-weight-asian="normal" style:font-weight-complex="normal"/>
    </style:style>
    <style:style style:name="T7" style:family="text">
      <style:text-properties fo:language="pt" fo:country="BR" officeooo:rsid="002ae3b7"/>
    </style:style>
    <style:style style:name="T8" style:family="text">
      <style:text-properties fo:language="pt" fo:country="BR" officeooo:rsid="002dc1f2"/>
    </style:style>
    <style:style style:name="T9" style:family="text">
      <style:text-properties officeooo:rsid="001008c6"/>
    </style:style>
    <style:style style:name="T10" style:family="text">
      <style:text-properties fo:font-weight="bold" officeooo:rsid="001735a6" style:font-weight-asian="bold" style:font-weight-complex="bold"/>
    </style:style>
    <style:style style:name="T11" style:family="text">
      <style:text-properties fo:font-weight="bold" officeooo:rsid="002e1ca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32097"/>
    </style:style>
    <style:style style:name="T14" style:family="text">
      <style:text-properties officeooo:rsid="001497e0"/>
    </style:style>
    <style:style style:name="T15" style:family="text">
      <style:text-properties officeooo:rsid="001544fc"/>
    </style:style>
    <style:style style:name="T16" style:family="text">
      <style:text-properties officeooo:rsid="0016a049"/>
    </style:style>
    <style:style style:name="T17" style:family="text">
      <style:text-properties officeooo:rsid="001735a6"/>
    </style:style>
    <style:style style:name="T18" style:family="text">
      <style:text-properties officeooo:rsid="0017960a"/>
    </style:style>
    <style:style style:name="T19" style:family="text">
      <style:text-properties officeooo:rsid="0017e528"/>
    </style:style>
    <style:style style:name="T20" style:family="text">
      <style:text-properties officeooo:rsid="0019fc44"/>
    </style:style>
    <style:style style:name="T21" style:family="text">
      <style:text-properties officeooo:rsid="001b0f0a"/>
    </style:style>
    <style:style style:name="T22" style:family="text">
      <style:text-properties fo:color="#0000ff" officeooo:rsid="001b0f0a"/>
    </style:style>
    <style:style style:name="T23" style:family="text">
      <style:text-properties fo:color="#0000ff" fo:font-size="12pt" officeooo:rsid="0019fc44" style:font-size-asian="12pt" style:font-size-complex="12pt"/>
    </style:style>
    <style:style style:name="T24" style:family="text">
      <style:text-properties fo:color="#0000ff" officeooo:rsid="0030c4e7"/>
    </style:style>
    <style:style style:name="T25" style:family="text">
      <style:text-properties officeooo:rsid="001d6af1"/>
    </style:style>
    <style:style style:name="T26" style:family="text">
      <style:text-properties officeooo:rsid="0020e628"/>
    </style:style>
    <style:style style:name="T27" style:family="text">
      <style:text-properties officeooo:rsid="00227b0e"/>
    </style:style>
    <style:style style:name="T28" style:family="text">
      <style:text-properties fo:font-size="12pt" officeooo:rsid="0019fc44" style:font-size-asian="12pt" style:font-size-complex="12pt"/>
    </style:style>
    <style:style style:name="T29" style:family="text">
      <style:text-properties fo:font-size="12pt" fo:language="pt" fo:country="BR" officeooo:rsid="00227b0e" style:font-size-asian="12pt" style:font-size-complex="12pt"/>
    </style:style>
    <style:style style:name="T30" style:family="text">
      <style:text-properties fo:font-size="12pt" fo:language="pt" fo:country="BR" fo:font-weight="bold" officeooo:rsid="0024b551" style:font-size-asian="12pt" style:font-weight-asian="bold" style:font-size-complex="12pt" style:font-weight-complex="bold"/>
    </style:style>
    <style:style style:name="T31" style:family="text">
      <style:text-properties fo:font-size="12pt" fo:language="pt" fo:country="BR" fo:font-weight="bold" officeooo:rsid="002e1ca8" style:font-size-asian="10.5pt" style:font-weight-asian="bold" style:font-size-complex="12pt" style:font-weight-complex="bold"/>
    </style:style>
    <style:style style:name="T32" style:family="text">
      <style:text-properties fo:font-size="12pt" fo:language="pt" fo:country="BR" fo:font-weight="normal" officeooo:rsid="00252bcf" style:font-size-asian="10.5pt" style:font-weight-asian="normal" style:font-size-complex="12pt" style:font-weight-complex="normal"/>
    </style:style>
    <style:style style:name="T33" style:family="text">
      <style:text-properties fo:font-size="12pt" fo:language="pt" fo:country="BR" officeooo:rsid="002e1ca8" style:font-size-asian="10.5pt" style:font-size-complex="12pt"/>
    </style:style>
    <style:style style:name="T34" style:family="text">
      <style:text-properties officeooo:rsid="0023c43b"/>
    </style:style>
    <style:style style:name="T35" style:family="text">
      <style:text-properties officeooo:rsid="0024b551"/>
    </style:style>
    <style:style style:name="T36" style:family="text">
      <style:text-properties officeooo:rsid="0025a0f2"/>
    </style:style>
    <style:style style:name="T37" style:family="text">
      <style:text-properties officeooo:rsid="00267b2c"/>
    </style:style>
    <style:style style:name="T38" style:family="text">
      <style:text-properties officeooo:rsid="002774f8"/>
    </style:style>
    <style:style style:name="T39" style:family="text">
      <style:text-properties officeooo:rsid="0029334b"/>
    </style:style>
    <style:style style:name="T40" style:family="text">
      <style:text-properties officeooo:rsid="002ae3b7"/>
    </style:style>
    <style:style style:name="T41" style:family="text">
      <style:text-properties officeooo:rsid="002b497b"/>
    </style:style>
    <style:style style:name="T42" style:family="text">
      <style:text-properties officeooo:rsid="002cd7df"/>
    </style:style>
    <style:style style:name="T43" style:family="text">
      <style:text-properties officeooo:rsid="002d2c05"/>
    </style:style>
    <style:style style:name="T44" style:family="text">
      <style:text-properties officeooo:rsid="002d4c09"/>
    </style:style>
    <style:style style:name="T45" style:family="text">
      <style:text-properties officeooo:rsid="002dc1f2"/>
    </style:style>
    <style:style style:name="T46" style:family="text">
      <style:text-properties officeooo:rsid="002e1ca8"/>
    </style:style>
    <style:style style:name="T47" style:family="text">
      <style:text-properties fo:font-size="10pt" fo:font-weight="bold" officeooo:rsid="002e1ca8" style:font-size-asian="10pt" style:font-weight-asian="bold" style:font-size-complex="10pt" style:font-weight-complex="bold"/>
    </style:style>
    <style:style style:name="T48" style:family="text">
      <style:text-properties style:font-name="Arial1" fo:font-size="10pt" fo:font-weight="bold" officeooo:rsid="002e1ca8" style:font-size-asian="10pt" style:font-weight-asian="bold" style:font-size-complex="10pt" style:font-weight-complex="bold"/>
    </style:style>
    <style:style style:name="T49" style:family="text">
      <style:text-properties officeooo:rsid="0030c4e7"/>
    </style:style>
    <style:style style:name="T50" style:family="text">
      <style:text-properties fo:color="#000000" officeooo:rsid="0030c4e7"/>
    </style:style>
    <style:style style:name="T51" style:family="text">
      <style:text-properties officeooo:rsid="00312cd2"/>
    </style:style>
    <style:style style:name="T52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SVRI</text:p>
      <text:p text:style-name="P13"/>
      <text:p text:style-name="P37"><text:title>Documento de Arquitetura de Software</text:title></text:p>
      <text:p text:style-name="P37"/>
      <text:p text:style-name="P8">Versão 1.0</text:p>
      <text:p text:style-name="P46"/>
      <text:p text:style-name="P46"/>
      <text:p text:style-name="P46"/>
      <text:p text:style-name="P38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4">Data</text:p>
          </table:table-cell>
          <table:table-cell table:style-name="Tabela1.A1" office:value-type="string">
            <text:p text:style-name="P44">Versão</text:p>
          </table:table-cell>
          <table:table-cell table:style-name="Tabela1.A1" office:value-type="string">
            <text:p text:style-name="P44">Descrição</text:p>
          </table:table-cell>
          <table:table-cell table:style-name="Tabela1.D1" office:value-type="string">
            <text:p text:style-name="P44">Autor</text:p>
          </table:table-cell>
        </table:table-row>
        <table:table-row table:style-name="Tabela1.1">
          <table:table-cell table:style-name="Tabela1.A1" office:value-type="string">
            <text:p text:style-name="P43"><text:span text:style-name="T45">11</text:span>/<text:span text:style-name="T45">05</text:span>/<text:span text:style-name="T45">2015</text:span></text:p>
          </table:table-cell>
          <table:table-cell table:style-name="Tabela1.A1" office:value-type="string">
            <text:p text:style-name="P43">V1.0</text:p>
          </table:table-cell>
          <table:table-cell table:style-name="Tabela1.A1" office:value-type="string">
            <text:p text:style-name="P43">Criação do artefato <text:span text:style-name="T9">com a descrição arquitetural elucidada.</text:span></text:p>
          </table:table-cell>
          <table:table-cell table:style-name="Tabela1.D1" office:value-type="string">
            <text:p text:style-name="P45">Lucas de Assis Rosa</text:p>
          </table:table-cell>
        </table:table-row>
        <table:table-row table:style-name="Tabela1.1"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3"/>
          </table:table-cell>
          <table:table-cell table:style-name="Tabela1.D1" office:value-type="string">
            <text:p text:style-name="P43"/>
          </table:table-cell>
        </table:table-row>
        <table:table-row table:style-name="Tabela1.1"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3"/>
          </table:table-cell>
          <table:table-cell table:style-name="Tabela1.D1" office:value-type="string">
            <text:p text:style-name="P43"/>
          </table:table-cell>
        </table:table-row>
        <table:table-row table:style-name="Tabela1.1"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3"/>
          </table:table-cell>
          <table:table-cell table:style-name="Tabela1.D1" office:value-type="string">
            <text:p text:style-name="P43"/>
          </table:table-cell>
        </table:table-row>
      </table:table>
      <text:p text:style-name="P6"/>
      <text:p text:style-name="P39">Índice Analítico</text:p>
      <text:section text:style-name="Sect1" text:name="Seção1">
        <text:p text:style-name="Contents_20_1">1. Introdução<text:tab/><text:span text:style-name="T45">3</text:span></text:p>
        <text:p text:style-name="P40">1.1 Finalidade<text:tab/><text:span text:style-name="T45">3</text:span></text:p>
        <text:p text:style-name="P40">1.2 Escopo<text:tab/><text:span text:style-name="T45">3</text:span></text:p>
        <text:p text:style-name="P40">1.3 Definições, Acrônimos e Abreviações<text:tab/><text:span text:style-name="T45">3</text:span></text:p>
        <text:p text:style-name="P40">1.4 Referências<text:tab/>4</text:p>
        <text:p text:style-name="P40">1.5 Visão Geral<text:tab/>4</text:p>
        <text:p text:style-name="Contents_20_1">2. Representação Arquitetural <text:tab/><text:span text:style-name="T45">4</text:span></text:p>
        <text:p text:style-name="P42">3. Metas e Restrições da Arquitetura <text:tab/><text:span text:style-name="T45">4</text:span></text:p>
        <text:p text:style-name="P42">4. Visão Lógica <text:tab/><text:span text:style-name="T45">4</text:span></text:p>
        <text:p text:style-name="P41">4.1 Visão Geral<text:tab/><text:span text:style-name="T45">4</text:span></text:p>
        <text:p text:style-name="P41">4.<text:span text:style-name="T45">2</text:span> Pacotes Significativos<text:tab/><text:span text:style-name="T45">5</text:span></text:p>
        <text:p text:style-name="P42">5. Visão de Processos <text:tab/><text:span text:style-name="T45">5</text:span></text:p>
        <text:p text:style-name="P42">6. Visão da Implementação <text:tab/><text:span text:style-name="T45">5</text:span></text:p>
        <text:p text:style-name="P41">6.1 Visão Geral<text:tab/><text:span text:style-name="T45">5</text:span></text:p>
        <text:p text:style-name="P41">6.2 Estrutura da Divisão em Camadas<text:tab/><text:span text:style-name="T45">5</text:span></text:p>
        <text:p text:style-name="P41">6.<text:span text:style-name="T45">3</text:span> Padrões de Projeto e Frameworks<text:tab/><text:span text:style-name="T40">6</text:span></text:p>
        <text:p text:style-name="P83"><text:span text:style-name="T1">7. </text:span><text:span text:style-name="T8">Visão de Casos de Uso</text:span><text:span text:style-name="T1"><text:tab/></text:span><text:span text:style-name="T7">6</text:span></text:p>
        <text:p text:style-name="Contents_20_1"><text:span text:style-name="T8">8. Qualidade e Padrões<text:tab/>7</text:span></text:p>
      </text:section>
      <text:p text:style-name="P82"><text:title>Documento de Arquitetura de Software</text:title></text:p>
      <text:p text:style-name="P4"/>
      <text:h text:style-name="P73" text:outline-level="1">Introdução</text:h>
      <text:p text:style-name="InfoBlue"/>
      <text:h text:style-name="P78" text:outline-level="2">Finalidade</text:h>
      <text:p text:style-name="P1"><text:tab/></text:p>
      <text:p text:style-name="P17">Este documento oferece uma visão <text:span text:style-name="T13">arquitetural do Sistema de Vendas e Reserva de Ingressos (SVRI). Nele, os frameworks que serão utilizados </text:span><text:span text:style-name="T17">e</text:span><text:span text:style-name="T13"> padrões arquiteturais previstos são descrit</text:span><text:span text:style-name="T17">o</text:span><text:span text:style-name="T13">s, </text:span><text:span text:style-name="T14">para realizar a implementação dos requisitos funcionais e casos de uso e atingir os atributos de qualidade.</text:span></text:p>
      <text:p text:style-name="P17"/>
      <text:h text:style-name="P78" text:outline-level="2">Escopo</text:h>
      <text:p text:style-name="Standard"/>
      <text:p text:style-name="P18"><text:span text:style-name="T14">Este documento influencia o diagrama de classes para o SVRI, além das técnicas de programação, </text:span><text:span text:style-name="T15">criação de classes</text:span><text:span text:style-name="T14"> e padrões de codificação que precisam atingir os requisitos não fu</text:span><text:span text:style-name="T15">ncionais explicitados aqui. </text:span><text:span text:style-name="T17">Além de estar relacionado com as decisões arquiteturais.</text:span></text:p>
      <text:p text:style-name="P19"/>
      <text:p text:style-name="P20">Este documento também influencia ao se fazer a análise para um relato de problema ou solicitação de mudança, após uma baseline.</text:p>
      <text:p text:style-name="P16"/>
      <text:h text:style-name="P78" text:outline-level="2">Definições, Acrônimos e Abreviações</text:h>
      <text:p text:style-name="P1"><text:tab/></text:p>
      <text:p text:style-name="P20">Padrões de Projeto – <text:span text:style-name="T40">Padrões a nivel de componentes, utilizados para solucionar problemas recorrentes de design detalhado de software.</text:span></text:p>
      <text:p text:style-name="P20">Servlets – <text:span text:style-name="T40">Tecnologia para geração de páginas web dinâmicas com Java, </text:span><text:span text:style-name="T41">estabelecendo uma interface com o cliente estilo requisição-resposta, </text:span><text:span text:style-name="T42">recebendo os dados das JSPs e retornando respostas dinâmicas segundo um processamento</text:span><text:span text:style-name="T41">.</text:span></text:p>
      <text:p text:style-name="P20">JPA – <text:span text:style-name="T41">API de persistência do Java.</text:span></text:p>
      <text:p text:style-name="P20">MySQL – <text:span text:style-name="T41">SGBD que utiliza a linguagem SQL.</text:span></text:p>
      <text:p text:style-name="P20">DAO – <text:span text:style-name="T41">Data Access Object, objeto utilizado para acessar a parte de dados persistidos em um Banco de Dados.</text:span></text:p>
      <text:p text:style-name="P20">JavaBeans – <text:span text:style-name="T41">Classes Entidades, que normalmenterepresentam uma entidade real e possuem apenas atributos e métodos getters and setters.</text:span></text:p>
      <text:p text:style-name="P21">Hibernate/Hibernate Session – <text:span text:style-name="T41">Hibernate é um Framework para persistência e mapeamento objeto-relacional. Hibernate Sessions são usadas para realizar as transações no Banco de Dados gerado pelo Hibernate, de modo que deve possuir uma única instancia para o Session</text:span><text:span text:style-name="T42">Factory que irá gerar o Session.</text:span></text:p>
      <text:p text:style-name="P63">JSTL – <text:span text:style-name="T42">Biblioteca padrão de marcação de JSP.</text:span></text:p>
      <text:p text:style-name="P65"><text:span text:style-name="T42">JSP – Tecnologia para possibilitar conteúdo web dinâmico, utilizando HTML e permitindo a inserção de lógica (e de java).</text:span></text:p>
      <text:p text:style-name="P63">Taglibs –<text:span text:style-name="T39"> </text:span><text:span text:style-name="T43">Conjunto de tags padrão ustomizáveis para composição de páginas JSP.</text:span></text:p>
      <text:p text:style-name="P64"><text:span text:style-name="T39">Spring MVC – </text:span><text:span text:style-name="T43">Framework para servir conteúdo web, injetar dependências, </text:span><text:span text:style-name="T44">gerenciar transações,</text:span><text:span text:style-name="T43"> através das servlets.</text:span></text:p>
      <text:p text:style-name="P16"><text:soft-page-break/></text:p>
      <text:h text:style-name="P78" text:outline-level="2">Referências</text:h>
      <text:list xml:id="list1739212125" text:style-name="WW8Num5">
        <text:list-item>
          <text:p text:style-name="P50">Documento de <text:span text:style-name="T16">Especificação de Objetivos e Requisitos (EOR)</text:span></text:p>
        </text:list-item>
      </text:list>
      <text:p text:style-name="P9"/>
      <text:h text:style-name="P78" text:outline-level="2">Visão Geral</text:h>
      <text:p text:style-name="Standard"/>
      <text:p text:style-name="P17">As seções e sub-seções do Documento de Arquitetura de Software apresentam diferentes visões da arquitetura <text:span text:style-name="T16">de acordo com o necessário, além de restrições, </text:span><text:span text:style-name="T17">a representação geral da arquitetura e a descrição e explicação dos componentes contidos nela.</text:span></text:p>
      <text:p text:style-name="P1"><text:tab/></text:p>
      <text:h text:style-name="P73" text:outline-level="1">Representação Arquitetural </text:h>
      <text:p text:style-name="P33"/>
      <text:p text:style-name="P35"><text:span text:style-name="T17">A modelagem arquitetural segue um esquema de separação em três componentes: Modelo, </text:span><text:span text:style-name="T17">Visão e Controlador. As visões utilizadas serão </text:span><text:span text:style-name="T10">Visão Lógica, Visão de Implementação, </text:span><text:span text:style-name="T10">Visão de Casos de Uso e Visão de Processos. </text:span></text:p>
      <text:p text:style-name="P17"/>
      <text:h text:style-name="P73" text:outline-level="1">Metas e Restrições da Arquitetura </text:h>
      <text:p text:style-name="P25"/>
      <text:p text:style-name="P25">Para implementação do software, a <text:span text:style-name="T12">versão mínima</text:span> do Java <text:span text:style-name="T17">EE </text:span>a ser utilizada é a versão <text:span text:style-name="T17">6</text:span>, do <text:span text:style-name="T17">apache tomcat é a versão 7, e será preciso usar o framework Hibernate com a JPA, utilizando JSPs e Servlets.</text:span></text:p>
      <text:p text:style-name="P27"/>
      <text:p text:style-name="P26"><text:span text:style-name="T17">Está previsto o uso do sistema para os navegadores </text:span><text:span text:style-name="T18">moozila firefox e google chrome, utilizando o protocolo HTTP e a porta padrão 80.</text:span></text:p>
      <text:p text:style-name="P22"/>
      <text:p text:style-name="P28">Tem-se os seguintes requisitos não funcionais e concerns:</text:p>
      <text:list xml:id="list772155787" text:style-name="WW8Num6">
        <text:list-item>
          <text:p text:style-name="P51">persistência das senhas dos usuários de forma criptografada;</text:p>
        </text:list-item>
        <text:list-item>
          <text:p text:style-name="P52">Controle de acesso <text:span text:style-name="T19">(login)</text:span> <text:span text:style-name="T18">e níveis de usuário</text:span>;</text:p>
        </text:list-item>
        <text:list-item>
          <text:p text:style-name="P52">Escalabilidade;</text:p>
        </text:list-item>
        <text:list-item>
          <text:p text:style-name="P52">Disponibilidade 24 x 7;</text:p>
        </text:list-item>
        <text:list-item>
          <text:p text:style-name="P52">Portabilidade entre <text:span text:style-name="T19">os navegadores mencionados</text:span>;</text:p>
        </text:list-item>
        <text:list-item>
          <text:p text:style-name="P52"><text:span text:style-name="T19">Tratamento de </text:span>exceções <text:span text:style-name="T19">e Javadocs</text:span> <text:span text:style-name="T19">(manutenibilidade)</text:span>;</text:p>
        </text:list-item>
        <text:list-item>
          <text:p text:style-name="P53">Usabilidade;</text:p>
        </text:list-item>
      </text:list>
      <text:p text:style-name="P10"><text:tab/></text:p>
      <text:p text:style-name="P24"/>
      <text:h text:style-name="P73" text:outline-level="1">Visão Lógica </text:h>
      <text:h text:style-name="P78" text:outline-level="2">Visão Geral</text:h>
      <text:p text:style-name="P10"><text:tab/><text:span text:style-name="T26">A arquitetura é dividida em camadas do MVC, de modo que </text:span><text:span text:style-name="T27">os pacotes serão subdivididos de acordo com os componentes do MVC e suas camadas internas (se possuírem).</text:span></text:p>
      <text:p text:style-name="P17"/>
      <text:h text:style-name="P78" text:outline-level="2">Pacotes Significativos</text:h>
      <text:p text:style-name="Standard"><text:span text:style-name="T1"><text:tab/></text:span><text:span text:style-name="T29">Os pacotes significativos do software são os abaixo:</text:span></text:p>
      <text:p text:style-name="P54"/>
      <text:p text:style-name="P11"><text:soft-page-break/><text:tab/><text:span text:style-name="T27">v</text:span><text:span text:style-name="T26">iews – O pacote destinado às classes de apresentação JSP, contido dentro de um diretório WebContent. Neste pacote estarão as classes que irão ser servidas para o usuário.</text:span></text:p>
      <text:p text:style-name="P11"><text:span text:style-name="T26"><text:tab/></text:span><text:span text:style-name="T27">l</text:span><text:span text:style-name="T26">ib – Pacote contendo as dependências (bibliotecas necessárias) do projeto, contendo bibliotecas para o Spring, para o Hibernate, JSP</text:span><text:span text:style-name="T27">, Servlets.</text:span></text:p>
      <text:p text:style-name="P59"><text:tab/>controller – Pacote com as classes para tratamento das requisições via HTTP.</text:p>
      <text:p text:style-name="P12"><text:span text:style-name="T27"><text:tab/>model – Pacote que será subdividido em outros dois pacotes, para contemplar as classes de acesso à dados (pacote dao, </text:span><text:span text:style-name="T35">contendo classes DAO e classes beans</text:span><text:span text:style-name="T27">) e as classes de implementação das funcionalidades (requisitos funcionais), </text:span><text:span text:style-name="T35">n</text:span><text:span text:style-name="T27">o pacote de negocio.</text:span></text:p>
      <text:p text:style-name="P12"><text:span text:style-name="T27"><text:tab/></text:span><text:span text:style-name="T26"><text:tab/></text:span></text:p>
      <text:p text:style-name="P23"/>
      <text:h text:style-name="P73" text:outline-level="1">Visão de Processos </text:h>
      <text:p text:style-name="P30">A arquitetura lida com o concern de concorrência através da implementação de Servlets, de modo que cada requisição HTTP vinda do navegador do usuário é tratada por uma thread, isto é, quando uma nova requisição ao Servlet é feita, uma nova thread é criada. </text:p>
      <text:p text:style-name="P31"/>
      <text:p text:style-name="P29"><text:span text:style-name="T21">É importante notar que, apesar do tratamento do conteiner de Servlets, é preciso pensar em concorrência dentro do Servlet, de modo que variáveis estáticas e de membro devem ter uma atenção na manipulação, pois são críticas (o acesso é compartilhado com outras threads</text:span><text:span text:style-name="T49">). A figura 1</text:span><text:span text:style-name="T21"> ilustra as regras para concorrência em threads. Em vermelho, significa que deve-se levar em consideração. </text:span><text:span text:style-name="T25">O acesso às JSPs também deve ser levado em conta, de modo que o bloco de código que acessa os recursos, passíveis de concorrência da interface de usuário, precisa ser sincronizado (protegido para acesso por threads).</text:span></text:p>
      <text:p text:style-name="P32">O acesso aos dados persistidos via Hibernate serão controlados pela instância única de Sessions do Hibernate, a Sessions Factory.</text:p>
      <text:p text:style-name="P32"/>
      <text:p text:style-name="P32"><draw:frame draw:style-name="fr1" draw:name="figuras1" text:anchor-type="as-char" svg:width="3.161in" svg:height="2.2075in" draw:z-index="0"><draw:image xlink:href="http://tutorials.jenkov.com/images/java-servlets/servlet-concurrency.png" xlink:type="simple" xlink:show="embed" xlink:actuate="onLoad"/></draw:frame></text:p>
      <text:p text:style-name="P71"><text:span text:style-name="T49">Figura 1. regras de concorrência para implementação das servlets.</text:span></text:p>
      <text:p text:style-name="P32"/>
      <text:p text:style-name="P32"/>
      <text:p text:style-name="P32"/>
      <text:p text:style-name="P29"/>
      <text:p text:style-name="P29"/>
      <text:p text:style-name="P29"/>
      <text:p text:style-name="P29"/>
      <text:h text:style-name="P73" text:outline-level="1"><text:soft-page-break/>Visão da Implementação </text:h>
      <text:p text:style-name="P36"><text:tab/><text:span text:style-name="T34">A arquitetura será implementada seguindo a estrutura dos três componentes do estilo arquitetural Model-View-Controller. Para cada uma, temos:</text:span></text:p>
      <text:p text:style-name="P66"/>
      <text:p text:style-name="P66"><text:tab/>Modelo – Componente responsável por lidar com os dados/persistência no sistema na camada de acesso à dados, e responsável por implementar o negócio na camada de serviço. </text:p>
      <text:p text:style-name="P66"><text:tab/>Visão – Implementa a parte de apresentação das páginas web para o usuário e também funciona como meio de entrada dos dados do usuário (dados digitados pelo usuário).</text:p>
      <text:p text:style-name="P66"><text:tab/>Controlador – Implementa o recebimento e resposta das requisições HTTP por servlets, e estabelece comunicação entre os componentes de Modelo (com a camada de serviço) e o Visão.</text:p>
      <text:h text:style-name="P78" text:outline-level="2">Visão Geral</text:h>
      <text:p text:style-name="P84"><text:span text:style-name="T51">https://raw.githubusercontent.com/daniel-oliveiravas/SVRI/master/1-Ger%C3%AAncia/1.02-Arquitetura%20de%20Software/Modelo%20Geral%20de%20Arquitetura%20de%20Software%20-%20SVRI.jpg</text:span></text:p>
      <text:h text:style-name="Heading_20_2" text:outline-level="2"><text:span text:style-name="T1">Estrutura da Divisão em C</text:span><text:span text:style-name="T3">omponentes</text:span></text:h>
      <text:p text:style-name="P48"><text:tab/></text:p>
      <text:p text:style-name="Standard"><text:span text:style-name="T3"><text:tab/></text:span><text:span text:style-name="T30">Modelo</text:span></text:p>
      <text:p text:style-name="P11"><text:span text:style-name="T4"><text:tab/></text:span><text:span text:style-name="T5">Para as classes de acesso à dados (DAO), o nome da classe deve seguir um padrão de nomenclatura &lt;nome_da_classe&gt;DAO.java. As classes JavaBeans, na camada de acesso à dados, devem possuir a nomenclatura simples de classes entidades (por exemplo, entidade banco, banco.java, entidade filme, filme.java).</text:span></text:p>
      <text:p text:style-name="P55"/>
      <text:p text:style-name="P11"><text:span text:style-name="T5"><text:tab/>Para as classes de negócio contidas na camada de serviço, a nomenclatura </text:span><text:span text:style-name="T6">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span></text:p>
      <text:p text:style-name="P55"/>
      <text:p text:style-name="P58"><text:tab/>Visão</text:p>
      <text:p text:style-name="P11"><text:span text:style-name="T4"><text:tab/></text:span><text:span text:style-name="T5">No componente visão, as páginas JSP ficaram contidas no pacote views, enquanto que as classes de de recursos para apresentação (css, javascript, imagens) ficaram contidas em um </text:span><text:span text:style-name="T5">diretório resources para serem utilizadas nas JSPs.</text:span></text:p>
      <text:p text:style-name="P58"/>
      <text:p text:style-name="P58"><text:tab/>Controlador</text:p>
      <text:p text:style-name="Standard"><text:span text:style-name="T4"><text:tab/></text:span><text:span text:style-name="T32">No componente controlador, as classes de controle que implementarão os Servlets deverão seguir um padrão de nomenclatura, como o seguinte: &lt;nome_do_sistema&gt;Controller.java</text:span></text:p>
      <text:p text:style-name="P56"><text:tab/>Na medida que a implementação de uma classe controladora do sistema fique muito extensa, a subdivisão em várias classes de controle pode ser feita, de modo que o padrão de nomenclatura deve ser o seguinte: </text:p>
      <text:p text:style-name="P57">&lt;ação&gt;Controller.java</text:p>
      <text:p text:style-name="P47"/>
      <text:h text:style-name="P78" text:outline-level="2">Padrões de Projeto e Frameworks</text:h>
      <text:p text:style-name="P60">Os seguintes padrões de projeto serão utilizados:</text:p>
      <text:p text:style-name="P60"/>
      <text:p text:style-name="P61"><text:soft-page-break/><text:span text:style-name="T36">Factory – </text:span><text:span text:style-name="T37">Nos servlets ao criar os DAO (classes que instanciarão os JavaBeans)</text:span></text:p>
      <text:p text:style-name="P62"><text:span text:style-name="T37">Observer – Nas classes de sala e de filmes, de modo que quando um filme ou sala for removido dos registros, as sessões cadastradas com aquele filme ou sala sejam notificadas para lidar com a situação</text:span></text:p>
      <text:p text:style-name="P62"><text:span text:style-name="T37">Iterator – Para percorrer as coleções existentes (filmes, sessões e salas)</text:span></text:p>
      <text:p text:style-name="P62"><text:span text:style-name="T37">Strategy – Para implementar as formas de pagamento (via PayPal ou via outras formas)</text:span></text:p>
      <text:p text:style-name="P62"><text:span text:style-name="T37">Singleton – Para SessionFactory do Hibernate</text:span></text:p>
      <text:p text:style-name="P62"><text:span text:style-name="T37"/></text:p>
      <text:p text:style-name="P62"><text:span text:style-name="T37">Os frameworks e APIs que serão utilizados são: Spring MVC, Hibernate, JSTL (JPA), PayPal, </text:span><text:span text:style-name="T41">Java</text:span><text:span text:style-name="T37"> Servlets, Taglibs.</text:span></text:p>
      <text:p text:style-name="P49"/>
      <text:h text:style-name="P74" text:outline-level="1">Visão de Casos de Uso</text:h>
      <text:p text:style-name="P34"><text:span text:style-name="T20"><text:tab/></text:span><text:span text:style-name="T28">Os casos de uso mais importantes arquiteturalmente falando são os: Comprar Ingresso, Manter Cadastro de Sessões, Manter cadastro de Atrações e Visualizar Atrações. O caso de uso de Comprar Ingresso é aquele que envolve a utilização da API do PayPal e é o mais crítico. A representação da visão de casos de uso está disponível na seção 3 do EOR </text:span><text:span text:style-name="T23">aqui</text:span><text:span text:style-name="T28">.</text:span></text:p>
      <text:p text:style-name="P34"><text:span text:style-name="T28"/></text:p>
      <text:h text:style-name="P75" text:outline-level="1" text:is-list-header="true"/>
      <text:h text:style-name="P76" text:outline-level="1">Qualidade e Padrões</text:h>
      <text:p text:style-name="P67"><text:span text:style-name="T37"><text:tab/><text:tab/>A adoção do estilo MVC com Spring concede a arquitetura o atendimento ao baixo acoplamento, e permite que se adote uma medida de usabilidade (permitindo a fácil manipulação da interface de usuário com a separação da parte de apresentação</text:span><text:span text:style-name="T40">), alta coesão e a reutilização</text:span><text:span text:style-name="T37">. </text:span></text:p>
      <text:p text:style-name="P67"><text:span text:style-name="T37"><text:tab/><text:tab/>A divisão em módulos dentro do componente modelo e a implementação usando linguagem Java, foram utilizadas para atingir maior manutenibilidade, dividindo as classes que implementam a lógica de negócio da parte controladora do sistema. </text:span><text:span text:style-name="T39">Para implementar certo grau de segurança no sistema, será utilizado um sistema de login, que será implementado como uma funcionalidade, provendo o controle de acesso a certas funções do sistema. </text:span><text:span text:style-name="T37">Para a concorrência, a arquitetura proposta utiliza a implementação de servlets; e para portabilidade, a utilização do navegador web para acesso ao sistema; </text:span><text:span text:style-name="T38">A previsão de um deployment em um serviço de servidor na nuvem consideram a disponibilidade determinada para o sistema.</text:span></text:p>
      <text:p text:style-name="P67"><text:span text:style-name="T38"/></text:p>
      <text:h text:style-name="P77" text:outline-level="1"><text:span text:style-name="T33">Decisões Arquiteturais</text:span></text:h>
      <text:h text:style-name="P79" text:outline-level="2"><text:s/><text:span text:style-name="T46">Decisão01</text:span></text:h>
      <text:p text:style-name="P67"><text:span text:style-name="T38"><text:tab/><text:tab/></text:span><text:span text:style-name="T48">Descrição</text:span></text:p>
      <text:p text:style-name="P69"><text:span text:style-name="T11"><text:tab/><text:tab/></text:span></text:p>
      <text:p text:style-name="P69"><text:span text:style-name="T11"><text:tab/><text:tab/>Objetivos</text:span></text:p>
      <text:p text:style-name="P69"><text:span text:style-name="T11"/></text:p>
      <text:p text:style-name="P69"><text:span text:style-name="T11"><text:tab/><text:tab/>Motivação</text:span></text:p>
      <text:h text:style-name="P79" text:outline-level="2"><text:span text:style-name="T31"/></text:h>
      <text:h text:style-name="P79" text:outline-level="2"><text:span text:style-name="T31"><text:s/></text:span></text:h>
      <text:h text:style-name="P80" text:outline-level="2" text:is-list-header="true"><text:span text:style-name="T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start" style:justify-single-word="false" fo:orphans="0" fo:widows="0" fo:hyphenation-ladder-count="no-limit" style:text-autospace="none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contextual-spacing="false" fo:text-indent="-0.5in" style:auto-text-indent="false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egenda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Paragraph2" style:family="paragraph" style:parent-style-name="Standard">
      <style:paragraph-properties fo:margin="100%"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fo:language="en" fo:country="AU"/>
    </style:style>
    <style:style style:name="WW-Título" style:family="paragraph" style:parent-style-name="Standard" style:nex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8pt" style:font-style-complex="italic"/>
    </style:style>
    <style:style style:name="Normal_20_Indent" style:display-name="Normal Indent" style:family="paragraph" style:parent-style-name="Standard">
      <style:paragraph-properties fo:margin="100%" fo:margin-left="0.6252in" fo:margin-right="0in" fo:margin-top="0in" fo:margin-bottom="0in" style:contextual-spacing="false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style:contextual-spacing="false" fo:text-indent="0in" style:auto-text-indent="false">
        <style:tab-stops>
          <style:tab-stop style:position="9.2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margin-top="0in" fo:margin-bottom="0in" style:contextual-spacing="false" fo:text-indent="0in" style:auto-text-indent="false">
        <style:tab-stops>
          <style:tab-stop style:position="6.4in"/>
          <style:tab-stop style:position="11.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Num3">
      <style:paragraph-properties fo:margin="100%" fo:margin-left="0.5in" fo:margin-right="0in" fo:margin-top="0in" fo:margin-bottom="0in" style:contextual-spacing="false" fo:text-indent="-0.3in" style:auto-text-indent="false"/>
    </style:style>
    <style:style style:name="Bullet2" style:family="paragraph" style:parent-style-name="Standard" style:list-style-name="WW8Num4">
      <style:paragraph-properties fo:margin="100%" fo:margin-left="1in" fo:margin-right="0in" fo:margin-top="0in" fo:margin-bottom="0in" style:contextual-spacing="false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51pt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="100%"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="100%"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style:contextual-spacing="false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style:contextual-spacing="false" fo:text-indent="0in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="100%"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5in"/>
        </style:tab-stops>
      </style:paragraph-properties>
    </style:style>
    <style:style style:name="InfoBlue" style:family="paragraph" style:parent-style-name="Standard" style:next-style-name="Text_20_body">
      <style:paragraph-properties fo:margin="100%" fo:margin-left="0.5in" fo:margin-right="0in" fo:margin-top="0in" fo:margin-bottom="0.0835in" style:contextual-spacing="false" fo:text-indent="0in" style:auto-text-indent="false"/>
      <style:text-properties fo:color="#0000ff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ada_20_de_20_índice_20_10" style:display-name="Entrada de índice 10" style:family="paragraph" style:parent-style-name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20.842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Capítulo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language="pt" fo:country="BR" style:font-name-complex="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9z1" style:family="text">
      <style:text-properties style:font-name="OpenSymbol" style:font-name-complex="Open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 fo:language="zxx" fo:country="none" style:font-name-complex="Courier New"/>
    </style:style>
    <style:style style:name="tw4winInternal" style:family="text" style:parent-style-name="Default_20_Paragraph_20_Font">
      <style:text-properties fo:color="#ff0000" style:font-name="Courier New" fo:language="zxx" fo:country="none" style:font-name-complex="Courier New"/>
    </style:style>
    <style:style style:name="tw4winMark" style:family="text">
      <style:text-properties fo:color="#800080" style:text-position="sub 58%" style:font-name="Courier New" fo:font-size="12pt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language="zxx" fo:country="none" style:font-name-complex="Courier New"/>
    </style:style>
    <style:style style:name="tw4winJump" style:family="text">
      <style:text-properties fo:color="#008080" style:font-name="Courier New" fo:language="zxx" fo:country="none" style:font-name-complex="Courier New"/>
    </style:style>
    <style:style style:name="DO_5f_NOT_5f_TRANSLATE" style:display-name="DO_NOT_TRANSLATE" style:family="text">
      <style:text-properties fo:color="#800000" style:font-name="Courier New" fo:language="zxx" fo:country="none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←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text:style-name="WW8Num4z1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7.5611in" fo:margin-left="-0.1146in" table:align="left" style:writing-mode="lr-tb"/>
    </style:style>
    <style:style style:name="Tabela7.A" style:family="table-column">
      <style:table-column-properties style:column-width="5.2736in"/>
    </style:style>
    <style:style style:name="Tabela7.B" style:family="table-column">
      <style:table-column-properties style:column-width="2.2875in"/>
    </style:style>
    <style:style style:name="Tabela7.1" style:family="table-row">
      <style:table-row-properties style:min-row-height="0.1667in" fo:keep-together="auto"/>
    </style:style>
    <style:style style:name="Tabela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6" style:family="table">
      <style:table-properties style:width="7.2625in" fo:margin-left="-0.075in" table:align="left" style:writing-mode="lr-tb"/>
    </style:style>
    <style:style style:name="Tabela6.A" style:family="table-column">
      <style:table-column-properties style:column-width="2.8708in"/>
    </style:style>
    <style:style style:name="Tabela6.B" style:family="table-column">
      <style:table-column-properties style:column-width="2.1958in"/>
    </style:style>
    <style:style style:name="Tabela6.1" style:family="table-row">
      <style:table-row-properties style:min-row-height="0.1667in" fo:keep-together="auto"/>
    </style:style>
    <style:style style:name="Tabe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pt" fo:country="BR" officeooo:rsid="001008c6" officeooo:paragraph-rsid="001008c6"/>
    </style:style>
    <style:style style:name="MP2" style:family="paragraph" style:parent-style-name="Standard">
      <style:paragraph-properties fo:margin-left="0in" fo:margin-right="0.0472in" fo:margin-top="0.028in" fo:margin-bottom="0in" style:contextual-spacing="false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language="pt" fo:country="BR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 style:snap-to-layout-grid="false"/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1008c6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5in" fo:margin-bottom="0.5in" fo:margin-left="0.7453in" fo:margin-right="1in" fo:background-color="#ffffff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in" fo:margin-right="1in" fo:background-color="#ffffff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1in" fo:margin-right="1in" fo:background-color="#ffffff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4839in" fo:margin-left="0in" fo:margin-right="0in" fo:margin-top="0.4453in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4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SVRI</text:p>
            </table:table-cell>
            <table:table-cell table:style-name="Tabela7.B1" office:value-type="string">
              <text:p text:style-name="MP2"><text:span text:style-name="MT1"><text:s text:c="2"/>Version:</text:span> 1.0</text:p>
            </table:table-cell>
          </table:table-row>
          <table:table-row table:style-name="Tabela7.1">
            <table:table-cell table:style-name="Tabela7.A1" office:value-type="string">
              <text:p text:style-name="MP3"><text:title>Documento de Arquitetura de Software</text:title></text:p>
            </table:table-cell>
            <table:table-cell table:style-name="Tabela7.B1" office:value-type="string">
              <text:p text:style-name="MP3"><text:span text:style-name="MT1"><text:s text:c="2"/>Data:</text:span> <text:s/>10<text:span text:style-name="MT1">/</text:span><text:span text:style-name="MT2">05</text:span><text:span text:style-name="MT1">/20</text:span><text:span text:style-name="MT2">15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 table:number-columns-repeated="2"/>
          <table:table-row table:style-name="Tabela6.1">
            <table:table-cell table:style-name="Tabela6.A1" office:value-type="string">
              <text:p text:style-name="MP4"/>
            </table:table-cell>
            <table:table-cell table:style-name="Tabela6.A1" office:value-type="string">
              <text:p text:style-name="MP5"><text:span text:style-name="MT1">Tribunal de Justiça da Paraíba, </text:span><text:date style:data-style-name="N106" text:date-value="2015-05-11T17:55:27">2015</text:date></text:p>
            </table:table-cell>
            <table:table-cell table:style-name="Tabela6.A1" office:value-type="string">
              <text:p text:style-name="MP6">Página <text:span text:style-name="Page_20_Number"><text:page-number text:select-page="current"/></text:span><text:span text:style-name="Page_20_Number"> de </text:span><text:span text:style-name="Page_20_Number"><text:page-count style:num-format="1">7</text:page-count></text:span></text:p>
            </table:table-cell>
          </table:table-row>
        </table:table>
        <text:p text:style-name="Standard"/>
      </style:footer>
    </style:master-page>
    <style:master-page style:name="Converter_20_primeiro_20_2" style:display-name="Converter primeiro 2" style:page-layout-name="Mpm3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Arquitetura de Software</dc:title>
    <dc:subject>&lt;Nome do Projeto&gt;</dc:subject>
    <meta:initial-creator>Tribunal de Justiça da Paraíba TJPB</meta:initial-creator>
    <meta:creation-date>2009-09-29T11:26:00</meta:creation-date>
    <dc:creator>lucas21 </dc:creator>
    <dc:date>2015-05-11T17:55:23</dc:date>
    <meta:editing-cycles>23</meta:editing-cycles>
    <meta:editing-duration>PT6H4M44S</meta:editing-duration>
    <meta:generator>LibreOffice/3.6$Linux_X86_64 LibreOffice_project/360m1$Build-2</meta:generator>
    <meta:document-statistic meta:table-count="3" meta:image-count="1" meta:object-count="0" meta:page-count="7" meta:paragraph-count="131" meta:word-count="1641" meta:character-count="10622" meta:non-whitespace-character-count="9069"/>
    <meta:user-defined meta:name="Company">&lt;Company Name&gt;</meta:user-defined>
    <meta:user-defined meta:name="Company Name">Objectives</meta:user-defined>
    <meta:user-defined meta:name="Informações 3"/>
    <meta:user-defined meta:name="Informações 4"/>
  </office:meta>
</office:document-meta>
</file>